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89e7" officeooo:paragraph-rsid="000889e7"/>
    </style:style>
    <style:style style:name="P2" style:family="paragraph" style:parent-style-name="Title">
      <style:text-properties officeooo:rsid="000889e7" officeooo:paragraph-rsid="000889e7"/>
    </style:style>
    <style:style style:name="P3" style:family="paragraph" style:parent-style-name="Text_20_body">
      <style:text-properties officeooo:rsid="000889e7" officeooo:paragraph-rsid="000889e7"/>
    </style:style>
    <style:style style:name="P4" style:family="paragraph" style:parent-style-name="Text_20_body">
      <style:text-properties officeooo:rsid="000889e7" officeooo:paragraph-rsid="0010f873"/>
    </style:style>
    <style:style style:name="P5" style:family="paragraph" style:parent-style-name="Text_20_body">
      <style:text-properties officeooo:rsid="000b6692" officeooo:paragraph-rsid="000b6692"/>
    </style:style>
    <style:style style:name="P6" style:family="paragraph" style:parent-style-name="Text_20_body">
      <style:text-properties officeooo:rsid="00131840" officeooo:paragraph-rsid="00131840"/>
    </style:style>
    <style:style style:name="P7" style:family="paragraph" style:parent-style-name="Text_20_body">
      <style:text-properties officeooo:rsid="001a1574" officeooo:paragraph-rsid="001a1574"/>
    </style:style>
    <style:style style:name="P8" style:family="paragraph" style:parent-style-name="Text_20_body">
      <style:text-properties officeooo:rsid="001bd7ed" officeooo:paragraph-rsid="001bd7ed"/>
    </style:style>
    <style:style style:name="P9" style:family="paragraph" style:parent-style-name="Text_20_body">
      <style:text-properties officeooo:rsid="001ed001" officeooo:paragraph-rsid="001ed001"/>
    </style:style>
    <style:style style:name="P10" style:family="paragraph" style:parent-style-name="Text_20_body">
      <style:text-properties officeooo:rsid="0020ec8b" officeooo:paragraph-rsid="0020ec8b"/>
    </style:style>
    <style:style style:name="P11" style:family="paragraph" style:parent-style-name="Text_20_body">
      <style:text-properties officeooo:rsid="0023ac63" officeooo:paragraph-rsid="00259a09"/>
    </style:style>
    <style:style style:name="P12" style:family="paragraph" style:parent-style-name="Text_20_body">
      <style:text-properties officeooo:rsid="002611b9" officeooo:paragraph-rsid="002611b9"/>
    </style:style>
    <style:style style:name="P13" style:family="paragraph" style:parent-style-name="Text_20_body">
      <style:text-properties officeooo:rsid="002669b4" officeooo:paragraph-rsid="002669b4"/>
    </style:style>
    <style:style style:name="P14" style:family="paragraph" style:parent-style-name="Text_20_body">
      <style:text-properties officeooo:rsid="0028961f" officeooo:paragraph-rsid="0028961f"/>
    </style:style>
    <style:style style:name="P15" style:family="paragraph" style:parent-style-name="Text_20_body">
      <style:text-properties officeooo:rsid="002a0de3" officeooo:paragraph-rsid="002a0de3"/>
    </style:style>
    <style:style style:name="P16" style:family="paragraph" style:parent-style-name="Heading_20_2">
      <style:text-properties officeooo:paragraph-rsid="00259a09"/>
    </style:style>
    <style:style style:name="P17" style:family="paragraph" style:parent-style-name="Footer">
      <style:text-properties officeooo:rsid="000b6692" officeooo:paragraph-rsid="000b6692"/>
    </style:style>
    <style:style style:name="T1" style:family="text">
      <style:text-properties officeooo:rsid="0009bf9b"/>
    </style:style>
    <style:style style:name="T2" style:family="text">
      <style:text-properties officeooo:rsid="000d4b67"/>
    </style:style>
    <style:style style:name="T3" style:family="text">
      <style:text-properties officeooo:rsid="0010f873"/>
    </style:style>
    <style:style style:name="T4" style:family="text">
      <style:text-properties officeooo:rsid="0012ea8e"/>
    </style:style>
    <style:style style:name="T5" style:family="text">
      <style:text-properties officeooo:rsid="001361e9"/>
    </style:style>
    <style:style style:name="T6" style:family="text">
      <style:text-properties officeooo:rsid="00155913"/>
    </style:style>
    <style:style style:name="T7" style:family="text">
      <style:text-properties officeooo:rsid="00182839"/>
    </style:style>
    <style:style style:name="T8" style:family="text">
      <style:text-properties officeooo:rsid="001f1192"/>
    </style:style>
    <style:style style:name="T9" style:family="text">
      <style:text-properties officeooo:rsid="002238a1"/>
    </style:style>
    <style:style style:name="T10" style:family="text">
      <style:text-properties officeooo:rsid="0023ac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Documentation techniqu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1" text:outline-level="1">Passes de la partie Front end : </text:h>
      <text:p text:style-name="P1"/>
      <text:h text:style-name="Heading_20_2" text:outline-level="2">Type Checking :</text:h>
      <text:p text:style-name="P13">Vérification des types </text:p>
      <text:h text:style-name="Heading_20_2" text:outline-level="2">Knormalization : </text:h>
      <text:p text:style-name="P9">La Knormalization <text:s/>place les opérandes <text:span text:style-name="T8">des différentes expressions ainsi que les appels de fonctions </text:span>dans des nouvelles variables.</text:p>
      <text:h text:style-name="P16" text:outline-level="2">Alpha Conversion :</text:h>
      <text:p text:style-name="P11"><text:span text:style-name="T10">Cette passe s'assure que tous les noms de varibiables soit distincts, et les renomme en cas de besoin. Cette distinction s'applique également sur les noms de fonctions et leurs paramètres.</text:span></text:p>
      <text:h text:style-name="Heading_20_2" text:outline-level="2">Beta Reduction :</text:h>
      <text:h text:style-name="Heading_20_2" text:outline-level="2">Inline Expansion :</text:h>
      <text:p text:style-name="P10">L'inlining prend en compte la taille d'une fonction définie (sur sa profondeur dans l'arbre), si cette taille est plus petite qu'un seuil fixé, alors pour chaque appel de cette fonction, on remplace cet appel par le code de la fonction définie.</text:p>
      <text:p text:style-name="P10"><text:span text:style-name="T9">Nous avons fixé ce</text:span> seuil à une hauteur inf<text:span text:style-name="T10">é</text:span>rieure ou égale à 3.</text:p>
      <text:p text:style-name="P12">A la fin de cette passe, il est possible que les noms de variables ne soient plus distincts. Ainsi, nous réappliquons une AlphaConversion en suivant. </text:p>
      <text:h text:style-name="Heading_20_2" text:outline-level="2">Reduction of nested let :</text:h>
      <text:p text:style-name="P15">Cette passe linéarise les définitions de variables avec les let</text:p>
      <text:h text:style-name="Heading_20_2" text:outline-level="2">Constant Folding :</text:h>
      <text:h text:style-name="Heading_20_2" text:outline-level="2">Unecessary definition :</text:h>
      <text:h text:style-name="Heading_20_2" text:outline-level="2">Closure Conversion :</text:h>
      <text:h text:style-name="Heading_20_2" text:outline-level="2">-Génération ASML</text:h>
      <text:p text:style-name="P4">C<text:span text:style-name="T3">hacune de ces passes est implémentée dans son fichier Java correspondant.</text:span></text:p>
      <text:p text:style-name="P8">On les appelles une à une dans le Main</text:p>
      <text:h text:style-name="Heading_20_2" text:outline-level="2">RegistreAllocation.java :</text:h>
      <text:p text:style-name="P14"/>
      <text:h text:style-name="Heading_20_1" text:outline-level="1"><text:soft-page-break/>Partie Back End</text:h>
      <text:p text:style-name="P1">-<text:span text:style-name="T4">GenerationS.java</text:span></text:p>
      <text:p text:style-name="P7">-Backend.java</text:p>
      <text:p text:style-name="P1">Programme<text:span text:style-name="T2">s</text:span> <text:span text:style-name="T1">acceptés </text:span>avec mincamlc</text:p>
      <text:p text:style-name="P5">fonctions implémentées :</text:p>
      <text:p text:style-name="P5">print_int, print_float, truncate, …</text:p>
      <text:p text:style-name="P6">Autres Modifs apportées à la Lib<text:span text:style-name="T5">minc</text:span>aml.<text:span text:style-name="T6">S</text:span></text:p>
      <text:p text:style-name="P6"/>
      <text:h text:style-name="Heading_20_1" text:outline-level="1">Difficultés rencontrées/<text:span text:style-name="T7">surmontées</text:span></text:h>
      <text:p text:style-name="Text_20_body"/>
      <text:p text:style-name="Text_20_body">-<text:span text:style-name="T7">Organisation des taches, prise en main de g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b6692" officeooo:paragraph-rsid="000b66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Equipe High-Fiv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0:22.284542247</meta:creation-date>
    <dc:date>2016-01-26T17:34:11.675643718</dc:date>
    <meta:editing-duration>PT57M25S</meta:editing-duration>
    <meta:editing-cycles>34</meta:editing-cycles>
    <meta:generator>LibreOffice/4.2.8.2$Linux_X86_64 LibreOffice_project/420m0$Build-2</meta:generator>
    <meta:document-statistic meta:table-count="0" meta:image-count="0" meta:object-count="0" meta:page-count="3" meta:paragraph-count="32" meta:word-count="235" meta:character-count="1515" meta:non-whitespace-character-count="1306"/>
  </office:meta>
</office:document-meta>
</file>